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6cm" fo:min-width="2.194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7cm" fo:min-width="6.48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7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1.723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749cm" fo:min-width="2.299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749cm" fo:min-width="2.499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46cm" fo:min-width="2.42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925cm" fo:min-width="3.94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634cm" svg:x="8.6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54cm" svg:height="0.962cm" svg:x="9.255cm" svg:y="3.222cm">
          <draw:text-box>
            <text:p text:style-name="P1">Begin</text:p>
          </draw:text-box>
        </draw:frame>
        <draw:custom-shape draw:style-name="gr3" draw:text-style-name="P1" draw:layer="layout" svg:width="6.985cm" svg:height="1.587cm" svg:x="7.667cm" svg:y="6.7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98cm" svg:height="1.673cm" svg:x="7.985cm" svg:y="7.032cm">
          <draw:text-box>
            <text:p text:style-name="P1">How many bottles</text:p>
          </draw:text-box>
        </draw:frame>
        <draw:line draw:style-name="gr5" draw:text-style-name="P4" draw:layer="layout" svg:x1="10.525cm" svg:y1="4.492cm" svg:x2="10.525cm" svg:y2="6.715cm">
          <text:p/>
        </draw:line>
        <draw:custom-shape draw:style-name="gr6" draw:text-style-name="P1" draw:layer="layout" svg:width="5.08cm" svg:height="2.222cm" svg:x="7.667cm" svg:y="10.207cm">
          <text:p text:style-name="P1"># of bott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10.525cm" svg:y1="8.302cm" svg:x2="10.525cm" svg:y2="10.207cm">
          <text:p/>
        </draw:line>
        <draw:line draw:style-name="gr5" draw:text-style-name="P4" draw:layer="layout" svg:x1="12.112cm" svg:y1="11.477cm" svg:x2="14.017cm" svg:y2="11.477cm">
          <text:p/>
        </draw:line>
        <draw:custom-shape draw:style-name="gr7" draw:text-style-name="P1" draw:layer="layout" svg:width="4.445cm" svg:height="5.08cm" svg:x="14.017cm" svg:y="8.9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2.54cm" svg:height="0.962cm" svg:x="14.97cm" svg:y="10.842cm">
          <draw:text-box>
            <text:p>Count</text:p>
          </draw:text-box>
        </draw:frame>
        <draw:custom-shape draw:style-name="gr8" draw:text-style-name="P1" draw:layer="layout" svg:width="4.445cm" svg:height="3.175cm" svg:x="14.97cm" svg:y="15.6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4.763cm" svg:height="3.175cm" svg:x="8.937cm" svg:y="15.6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2" draw:layer="layout" svg:width="2.222cm" svg:height="1.905cm" svg:x="16.24cm" svg:y="16.24cm">
          <draw:text-box>
            <text:p>Count =1</text:p>
          </draw:text-box>
        </draw:frame>
        <draw:frame draw:style-name="gr11" draw:text-style-name="P2" draw:layer="layout" svg:width="2.857cm" svg:height="1.673cm" svg:x="9.89cm" svg:y="16.24cm">
          <draw:text-box>
            <text:p>Count &gt; 1</text:p>
          </draw:text-box>
        </draw:frame>
        <draw:line draw:style-name="gr5" draw:text-style-name="P4" draw:layer="layout" svg:x1="17.192cm" svg:y1="12.747cm" svg:x2="17.827cm" svg:y2="15.605cm">
          <text:p/>
        </draw:line>
        <draw:line draw:style-name="gr5" draw:text-style-name="P4" draw:layer="layout" svg:x1="14.97cm" svg:y1="12.747cm" svg:x2="11.795cm" svg:y2="15.605cm">
          <text:p/>
        </draw:line>
        <draw:custom-shape draw:style-name="gr12" draw:text-style-name="P1" draw:layer="layout" svg:width="4.128cm" svg:height="2.54cm" svg:x="14.652cm" svg:y="19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2.222cm" svg:height="1.27cm" svg:x="15.605cm" svg:y="20.367cm">
          <draw:text-box>
            <text:p text:style-name="P1">End</text:p>
          </draw:text-box>
        </draw:frame>
        <draw:line draw:style-name="gr5" draw:text-style-name="P4" draw:layer="layout" svg:x1="16.875cm" svg:y1="18.78cm" svg:x2="16.875cm" svg:y2="19.732cm">
          <text:p/>
        </draw:line>
        <draw:custom-shape draw:style-name="gr14" draw:text-style-name="P1" draw:layer="layout" svg:width="4.445cm" svg:height="3.175cm" svg:x="2.27cm" svg:y="15.1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175cm" svg:height="1.587cm" svg:x="2.905cm" svg:y="16.24cm">
          <draw:text-box>
            <text:p>Count - 1</text:p>
          </draw:text-box>
        </draw:frame>
        <draw:line draw:style-name="gr5" draw:text-style-name="P4" draw:layer="layout" svg:x1="9.572cm" svg:y1="17.192cm" svg:x2="6.715cm" svg:y2="16.557cm">
          <text:p/>
        </draw:line>
        <draw:custom-shape draw:style-name="gr14" draw:text-style-name="P1" draw:layer="layout" svg:width="4.445cm" svg:height="3.175cm" svg:x="2.587cm" svg:y="20.367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81cm" svg:height="1.673cm" svg:x="2.905cm" svg:y="21.32cm">
          <draw:text-box>
            <text:p text:style-name="P1">Display lyrics</text:p>
          </draw:text-box>
        </draw:frame>
        <draw:line draw:style-name="gr5" draw:text-style-name="P4" draw:layer="layout" svg:x1="4.175cm" svg:y1="18.145cm" svg:x2="4.492cm" svg:y2="20.367cm">
          <text:p/>
        </draw:line>
        <draw:line draw:style-name="gr5" draw:text-style-name="P4" draw:layer="layout" svg:x1="7.032cm" svg:y1="21.637cm" svg:x2="14.652cm" svg:y2="21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2T11:13:18.665000000</meta:creation-date>
    <dc:date>2025-01-12T13:44:06.508000000</dc:date>
    <meta:editing-duration>PT2M5S</meta:editing-duration>
    <meta:editing-cycles>1</meta:editing-cycles>
    <meta:document-statistic meta:object-count="26"/>
    <meta:generator>LibreOffice/24.8.4.2$Windows_X86_64 LibreOffice_project/bb3cfa12c7b1bf994ecc5649a80400d06cd71002</meta:generator>
  </office:meta>
</office:document-meta>
</file>